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1050968599"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440288088"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633499087"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789299230"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778498719"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967294100"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2135209276"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640135322"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539768701"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1058879626"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660517791"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906640151"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993326695" text:style-name="L13">
        <text:list-item>
          <text:p text:style-name="P13">world_active flag, in addition to global active flag. When user first signs up, he's global and world inactive. When worldmaster makes him active, he becomes global-active. Later on, user may request membership in another world, and worldmaster can approve by setting world-active flag.</text:p>
        </text:list-item>
        <text:list-item>
          <text:p text:style-name="P13">Worldmaster “user management” page, to enable to activate/deactivate users, and also edit other world-related user attributes – wealth, master status. Use a formset with global “save” button, so this can be done en-masse.</text:p>
        </text:list-item>
        <text:list-item>
          <text:p text:style-name="P13">Worldmaster should be able to “recalculate world” - to recalc results for all periods, in sequence.</text:p>
        </text:list-item>
        <text:list-item>
          <text:p text:style-name="P13">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3">Make the utils thing a method of world mod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1T14:36:18</dc:date>
    <meta:editing-cycles>21</meta:editing-cycles>
    <meta:editing-duration>PT43H23M23S</meta:editing-duration>
    <meta:document-statistic meta:table-count="0" meta:image-count="0" meta:object-count="0" meta:page-count="3" meta:paragraph-count="77" meta:word-count="785" meta:character-count="4529"/>
    <meta:user-defined meta:name="Info 1"/>
    <meta:user-defined meta:name="Info 2"/>
    <meta:user-defined meta:name="Info 3"/>
    <meta:user-defined meta:name="Info 4"/>
  </office:meta>
</office:document-meta>
</file>